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1cm" draw:marker-end="Arrow" draw:marker-end-width="0.1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style-name="Обычный" style:font-family-generic="swiss" style:font-pitch="variable" fo:font-size="10pt" style:font-family-asian="Arial" style:font-style-name-asian="Обычный" style:font-family-generic-asian="swiss" style:font-pitch-asian="variable" style:font-size-asian="10pt" style:font-family-complex="Arial" style:font-style-name-complex="Обычный" style:font-family-generic-complex="swiss" style:font-pitch-complex="variable" style:font-size-complex="10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Обычный">
        <draw:rect draw:style-name="gr1" draw:text-style-name="P2" draw:id="id3" draw:layer="layout" svg:width="2cm" svg:height="0.5cm" svg:x="1.5cm" svg:y="1.5cm">
          <text:p text:style-name="P1"><text:span text:style-name="T1">hit x1</text:span></text:p>
        </draw:rect>
        <draw:rect draw:style-name="gr1" draw:text-style-name="P2" draw:id="id1" draw:layer="layout" svg:width="2cm" svg:height="0.5cm" svg:x="1.5cm" svg:y="3cm">
          <text:p text:style-name="P1"><text:span text:style-name="T1">miss x3</text:span><text:span text:style-name="T2">→</text:span><text:span text:style-name="T1">y3</text:span></text:p>
        </draw:rect>
        <draw:rect draw:style-name="gr1" draw:text-style-name="P2" draw:layer="layout" svg:width="2cm" svg:height="0.5cm" svg:x="1.5cm" svg:y="2.5cm">
          <text:p text:style-name="P1"><text:span text:style-name="T1">...</text:span></text:p>
        </draw:rect>
        <draw:rect draw:style-name="gr1" draw:text-style-name="P2" draw:id="id2" draw:layer="layout" svg:width="2cm" svg:height="0.5cm" svg:x="1.5cm" svg:y="2cm">
          <text:p text:style-name="P1"><text:span text:style-name="T1">hit x2</text:span></text:p>
        </draw:rect>
        <draw:connector draw:style-name="gr2" draw:text-style-name="P1" draw:layer="layout" draw:type="curve" draw:line-skew="-0.237cm" svg:x1="3.5cm" svg:y1="3.25cm" svg:x2="3.5cm" svg:y2="2.25cm" draw:start-shape="id1" draw:end-shape="id2" draw:end-glue-point="1" svg:d="m3500 3250c394 0 394-1000 0-1000">
          <text:p/>
        </draw:connector>
        <draw:connector draw:style-name="gr2" draw:text-style-name="P1" draw:layer="layout" draw:type="curve" svg:x1="3.5cm" svg:y1="3.25cm" svg:x2="3.5cm" svg:y2="1.75cm" draw:end-shape="id3" draw:end-glue-point="1" svg:d="m3500 3250c750 0 750-1500 0-1500">
          <text:p/>
        </draw:connector>
        <draw:frame draw:style-name="gr3" draw:text-style-name="P3" draw:layer="layout" svg:width="1.751cm" svg:height="0.53cm" svg:x="3.838cm" svg:y="1.296cm">
          <draw:text-box>
            <text:p><text:span text:style-name="T3">the last use</text:span></text:p>
          </draw:text-box>
        </draw:frame>
        <draw:line draw:style-name="gr4" draw:text-style-name="P1" draw:layer="layout" svg:x1="3.922cm" svg:y1="2.224cm" svg:x2="3.922cm" svg:y2="2.986cm">
          <text:p/>
        </draw:line>
        <draw:line draw:style-name="gr4" draw:text-style-name="P1" draw:layer="layout" svg:x1="3.676cm" svg:y1="2.514cm" svg:x2="3.676cm" svg:y2="3.014cm">
          <text:p/>
        </draw:line>
        <draw:line draw:style-name="gr5" draw:text-style-name="P1" draw:layer="layout" svg:x1="4.067cm" svg:y1="1.668cm" svg:x2="3.838cm" svg:y2="1.837cm">
          <text:p/>
        </draw:line>
        <draw:line draw:style-name="gr5" draw:text-style-name="P1" draw:layer="layout" svg:x1="4.067cm" svg:y1="1.75cm" svg:x2="3.687cm" svg:y2="2.25cm">
          <text:p/>
        </draw:line>
        <draw:frame draw:style-name="gr3" draw:text-style-name="P3" draw:layer="layout" svg:width="1.628cm" svg:height="0.809cm" svg:x="4cm" svg:y="2.162cm">
          <draw:text-box>
            <text:p><text:span text:style-name="T3">other</text:span><text:span text:style-name="T3"><text:line-break/></text:span><text:span text:style-name="T3">addresses</text:span></text:p>
          </draw:text-box>
        </draw:frame>
        <draw:line draw:style-name="gr5" draw:text-style-name="P1" draw:layer="layout" svg:x1="4.222cm" svg:y1="2.555cm" svg:x2="3.922cm" svg:y2="2.477cm">
          <text:p/>
        </draw:line>
        <draw:line draw:style-name="gr5" draw:text-style-name="P1" draw:layer="layout" svg:x1="4.222cm" svg:y1="2.738cm" svg:x2="3.676cm" svg:y2="2.7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2-28T12:16:09.37</meta:creation-date>
    <dc:date>2009-04-13T11:39:32.79</dc:date>
    <dc:creator>Ivan Ivanov</dc:creator>
    <meta:editing-duration>PT00H11M59S</meta:editing-duration>
    <meta:editing-cycles>2</meta:editing-cycles>
    <meta:generator>OpenOffice.org/3.0$Win32 OpenOffice.org_project/300m9$Build-9358</meta:generator>
    <meta:document-statistic meta:object-count="14"/>
    <meta:user-defined meta:name="Поле 1"/>
    <meta:user-defined meta:name="Поле 2"/>
    <meta:user-defined meta:name="Поле 3"/>
    <meta:user-defined meta:name="Поле 4"/>
  </office:meta>
</office:document-meta>
</file>